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 Narrow" svg:font-family="'Arial Narrow'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959in" table:align="margins"/>
    </style:style>
    <style:style style:name="table1.A" style:family="table-column">
      <style:table-column-properties style:column-width="2.4792in" style:rel-column-width="32767*"/>
    </style:style>
    <style:style style:name="table1.B" style:family="table-column">
      <style:table-column-properties style:column-width="2.4799in" style:rel-column-width="32768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4.959in" table:align="margins"/>
    </style:style>
    <style:style style:name="table2.A" style:family="table-column">
      <style:table-column-properties style:column-width="2.4792in" style:rel-column-width="32767*"/>
    </style:style>
    <style:style style:name="table2.B" style:family="table-column">
      <style:table-column-properties style:column-width="2.4799in" style:rel-column-width="32768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4.959in" table:align="margins"/>
    </style:style>
    <style:style style:name="table3.A" style:family="table-column">
      <style:table-column-properties style:column-width="2.4792in" style:rel-column-width="32767*"/>
    </style:style>
    <style:style style:name="table3.B" style:family="table-column">
      <style:table-column-properties style:column-width="2.4799in" style:rel-column-width="32768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4.959in" table:align="margins"/>
    </style:style>
    <style:style style:name="table4.A" style:family="table-column">
      <style:table-column-properties style:column-width="2.4792in" style:rel-column-width="32767*"/>
    </style:style>
    <style:style style:name="table4.B" style:family="table-column">
      <style:table-column-properties style:column-width="2.4799in" style:rel-column-width="32768*"/>
    </style:style>
    <style:style style:name="table4.A1" style:family="table-cell">
      <style:table-cell-properties fo:padding="0in" fo:border="none"/>
    </style:style>
    <style:style style:name="table5" style:family="table">
      <style:table-properties style:width="4.959in" table:align="margins"/>
    </style:style>
    <style:style style:name="table5.A" style:family="table-column">
      <style:table-column-properties style:column-width="2.4792in" style:rel-column-width="32767*"/>
    </style:style>
    <style:style style:name="table5.B" style:family="table-column">
      <style:table-column-properties style:column-width="2.4799in" style:rel-column-width="32768*"/>
    </style:style>
    <style:style style:name="table5.A1" style:family="table-cell">
      <style:table-cell-properties fo:padding="0in" fo:border="none"/>
    </style:style>
    <style:style style:name="table6" style:family="table">
      <style:table-properties style:width="4.959in" table:align="margins"/>
    </style:style>
    <style:style style:name="table6.A" style:family="table-column">
      <style:table-column-properties style:column-width="2.4792in" style:rel-column-width="32767*"/>
    </style:style>
    <style:style style:name="table6.B" style:family="table-column">
      <style:table-column-properties style:column-width="2.4799in" style:rel-column-width="32768*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4.959in" table:align="margins"/>
    </style:style>
    <style:style style:name="table7.A" style:family="table-column">
      <style:table-column-properties style:column-width="2.4792in" style:rel-column-width="32767*"/>
    </style:style>
    <style:style style:name="table7.B" style:family="table-column">
      <style:table-column-properties style:column-width="2.4799in" style:rel-column-width="32768*"/>
    </style:style>
    <style:style style:name="table7.A1" style:family="table-cell">
      <style:table-cell-properties fo:padding="0in" fo:border="none"/>
    </style:style>
    <style:style style:name="table8" style:family="table">
      <style:table-properties style:width="4.959in" table:align="margins"/>
    </style:style>
    <style:style style:name="table8.A" style:family="table-column">
      <style:table-column-properties style:column-width="2.4792in" style:rel-column-width="32767*"/>
    </style:style>
    <style:style style:name="table8.B" style:family="table-column">
      <style:table-column-properties style:column-width="2.4799in" style:rel-column-width="32768*"/>
    </style:style>
    <style:style style:name="table8.A1" style:family="table-cell">
      <style:table-cell-properties fo:padding="0in" fo:border="none"/>
    </style:style>
    <style:style style:name="table9" style:family="table">
      <style:table-properties style:width="4.959in" table:align="margins"/>
    </style:style>
    <style:style style:name="table9.A" style:family="table-column">
      <style:table-column-properties style:column-width="2.4792in" style:rel-column-width="32767*"/>
    </style:style>
    <style:style style:name="table9.B" style:family="table-column">
      <style:table-column-properties style:column-width="2.4799in" style:rel-column-width="32768*"/>
    </style:style>
    <style:style style:name="table9.A1" style:family="table-cell">
      <style:table-cell-properties fo:padding="0in" fo:border="none"/>
    </style:style>
    <style:style style:name="table10" style:family="table">
      <style:table-properties style:width="4.959in" table:align="margins"/>
    </style:style>
    <style:style style:name="table10.A" style:family="table-column">
      <style:table-column-properties style:column-width="2.4792in" style:rel-column-width="32767*"/>
    </style:style>
    <style:style style:name="table10.B" style:family="table-column">
      <style:table-column-properties style:column-width="2.4799in" style:rel-column-width="32768*"/>
    </style:style>
    <style:style style:name="table10.A1" style:family="table-cell">
      <style:table-cell-properties fo:padding="0in" fo:border="none"/>
    </style:style>
    <style:style style:name="P1" style:family="paragraph" style:parent-style-name="Standard">
      <style:text-properties style:font-name="Arial Narrow" fo:font-size="12pt"/>
    </style:style>
    <style:style style:name="P2" style:family="paragraph" style:parent-style-name="Standard">
      <style:text-properties fo:color="#000000" style:font-name="Arial1" fo:font-size="18pt" fo:font-weight="bold"/>
    </style:style>
    <style:style style:name="P3" style:family="paragraph" style:parent-style-name="Standard">
      <style:text-properties fo:color="#000000" style:font-name="Arial1" fo:font-size="18pt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 managemen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New Test</text:p>
          </table:table-cell>
          <table:table-cell table:style-name="table1.A1" office:value-type="string">
            <text:p text:style-name="P1">CTRL + T</text:p>
          </table:table-cell>
        </table:table-row>
        <table:table-row>
          <table:table-cell table:style-name="table1.A1" office:value-type="string">
            <text:p text:style-name="P1">New Business Component</text:p>
          </table:table-cell>
          <table:table-cell table:style-name="table1.A1" office:value-type="string">
            <text:p text:style-name="P1">CTRL + SHIFT + N</text:p>
          </table:table-cell>
        </table:table-row>
        <table:table-row>
          <table:table-cell table:style-name="table1.A1" office:value-type="string">
            <text:p text:style-name="P1">New Function Library</text:p>
          </table:table-cell>
          <table:table-cell table:style-name="table1.A1" office:value-type="string">
            <text:p text:style-name="P1">ALT + SHIFT + N</text:p>
          </table:table-cell>
        </table:table-row>
        <table:table-row>
          <table:table-cell table:style-name="table1.A1" office:value-type="string">
            <text:p text:style-name="P1">New Application Area</text:p>
          </table:table-cell>
          <table:table-cell table:style-name="table1.A1" office:value-type="string">
            <text:p text:style-name="P1">CTRL + ALT + N</text:p>
          </table:table-cell>
        </table:table-row>
        <table:table-row>
          <table:table-cell table:style-name="table1.A1" office:value-type="string">
            <text:p text:style-name="P1">Open Test</text:p>
          </table:table-cell>
          <table:table-cell table:style-name="table1.A1" office:value-type="string">
            <text:p text:style-name="P1">CTRL + O</text:p>
          </table:table-cell>
        </table:table-row>
        <table:table-row>
          <table:table-cell table:style-name="table1.A1" office:value-type="string">
            <text:p text:style-name="P1">Open Business Component</text:p>
          </table:table-cell>
          <table:table-cell table:style-name="table1.A1" office:value-type="string">
            <text:p text:style-name="P1">CTRL + SHIFT + O</text:p>
          </table:table-cell>
        </table:table-row>
        <table:table-row>
          <table:table-cell table:style-name="table1.A1" office:value-type="string">
            <text:p text:style-name="P1">Open Function Library</text:p>
          </table:table-cell>
          <table:table-cell table:style-name="table1.A1" office:value-type="string">
            <text:p text:style-name="P1">ALT + SHIFT + O</text:p>
          </table:table-cell>
        </table:table-row>
        <table:table-row>
          <table:table-cell table:style-name="table1.A1" office:value-type="string">
            <text:p text:style-name="P1">Open Application Area</text:p>
          </table:table-cell>
          <table:table-cell table:style-name="table1.A1" office:value-type="string">
            <text:p text:style-name="P1">CTRL + ALT + O</text:p>
          </table:table-cell>
        </table:table-row>
        <table:table-row>
          <table:table-cell table:style-name="table1.A1" office:value-type="string">
            <text:p text:style-name="P1">Close</text:p>
          </table:table-cell>
          <table:table-cell table:style-name="table1.A1" office:value-type="string">
            <text:p text:style-name="P1">CTRL + F4</text:p>
          </table:table-cell>
        </table:table-row>
        <table:table-row>
          <table:table-cell table:style-name="table1.A1" office:value-type="string">
            <text:p text:style-name="P1">Save</text:p>
          </table:table-cell>
          <table:table-cell table:style-name="table1.A1" office:value-type="string">
            <text:p text:style-name="P1">CTRL +S</text:p>
          </table:table-cell>
        </table:table-row>
        <table:table-row>
          <table:table-cell table:style-name="table1.A1" office:value-type="string">
            <text:p text:style-name="P1">Save All</text:p>
          </table:table-cell>
          <table:table-cell table:style-name="table1.A1" office:value-type="string">
            <text:p text:style-name="P1">CTRL + SHIFT +S</text:p>
          </table:table-cell>
        </table:table-row>
      </table:table>
      <text:p text:style-name="P2"/>
      <text:p text:style-name="P2">Solution management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Add New Test</text:p>
          </table:table-cell>
          <table:table-cell table:style-name="table2.A1" office:value-type="string">
            <text:p text:style-name="P1">CTRL + SHIFT + T</text:p>
          </table:table-cell>
        </table:table-row>
        <table:table-row>
          <table:table-cell table:style-name="table2.A1" office:value-type="string">
            <text:p text:style-name="P1">Add New Business Component</text:p>
          </table:table-cell>
          <table:table-cell table:style-name="table2.A1" office:value-type="string">
            <text:p text:style-name="P1">CTRL + SHIFT + B</text:p>
          </table:table-cell>
        </table:table-row>
        <table:table-row>
          <table:table-cell table:style-name="table2.A1" office:value-type="string">
            <text:p text:style-name="P1">Add New Application Area</text:p>
          </table:table-cell>
          <table:table-cell table:style-name="table2.A1" office:value-type="string">
            <text:p text:style-name="P1">CTRL + SHIFT + A</text:p>
          </table:table-cell>
        </table:table-row>
        <table:table-row>
          <table:table-cell table:style-name="table2.A1" office:value-type="string">
            <text:p text:style-name="P1">Add New Function Library</text:p>
          </table:table-cell>
          <table:table-cell table:style-name="table2.A1" office:value-type="string">
            <text:p text:style-name="P1">CTRL + SHIFT + F</text:p>
          </table:table-cell>
        </table:table-row>
        <table:table-row>
          <table:table-cell table:style-name="table2.A1" office:value-type="string">
            <text:p text:style-name="P1">Add Existing Test</text:p>
          </table:table-cell>
          <table:table-cell table:style-name="table2.A1" office:value-type="string">
            <text:p text:style-name="P1">CTRL + ALT + T</text:p>
          </table:table-cell>
        </table:table-row>
        <table:table-row>
          <table:table-cell table:style-name="table2.A1" office:value-type="string">
            <text:p text:style-name="P1">Add Existing Business Component</text:p>
          </table:table-cell>
          <table:table-cell table:style-name="table2.A1" office:value-type="string">
            <text:p text:style-name="P1">CTRL + ALT + B</text:p>
          </table:table-cell>
        </table:table-row>
        <table:table-row>
          <table:table-cell table:style-name="table2.A1" office:value-type="string">
            <text:p text:style-name="P1">Add Existing Application Area</text:p>
          </table:table-cell>
          <table:table-cell table:style-name="table2.A1" office:value-type="string">
            <text:p text:style-name="P1">CTRL + ALT + A</text:p>
          </table:table-cell>
        </table:table-row>
        <table:table-row>
          <table:table-cell table:style-name="table2.A1" office:value-type="string">
            <text:p text:style-name="P1">Add Existing Function Library</text:p>
          </table:table-cell>
          <table:table-cell table:style-name="table2.A1" office:value-type="string">
            <text:p text:style-name="P1">CTRL + ALT + F</text:p>
          </table:table-cell>
        </table:table-row>
        <table:table-row>
          <table:table-cell table:style-name="table2.A1" office:value-type="string">
            <text:p text:style-name="P1">Close Solution</text:p>
          </table:table-cell>
          <table:table-cell table:style-name="table2.A1" office:value-type="string">
            <text:p text:style-name="P1">CTRL + SHIFT + F4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>Edit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Undo</text:p>
          </table:table-cell>
          <table:table-cell table:style-name="table3.A1" office:value-type="string">
            <text:p text:style-name="P1">CTRL + Z</text:p>
          </table:table-cell>
        </table:table-row>
        <table:table-row>
          <table:table-cell table:style-name="table3.A1" office:value-type="string">
            <text:p text:style-name="P1">Redo</text:p>
          </table:table-cell>
          <table:table-cell table:style-name="table3.A1" office:value-type="string">
            <text:p text:style-name="P1">CTRL + Y</text:p>
          </table:table-cell>
        </table:table-row>
        <table:table-row>
          <table:table-cell table:style-name="table3.A1" office:value-type="string">
            <text:p text:style-name="P1">Copy</text:p>
          </table:table-cell>
          <table:table-cell table:style-name="table3.A1" office:value-type="string">
            <text:p text:style-name="P1">CTRL + C</text:p>
          </table:table-cell>
        </table:table-row>
        <table:table-row>
          <table:table-cell table:style-name="table3.A1" office:value-type="string">
            <text:p text:style-name="P1">Paste</text:p>
          </table:table-cell>
          <table:table-cell table:style-name="table3.A1" office:value-type="string">
            <text:p text:style-name="P1">CTRL + V</text:p>
          </table:table-cell>
        </table:table-row>
        <table:table-row>
          <table:table-cell table:style-name="table3.A1" office:value-type="string">
            <text:p text:style-name="P1">Select All</text:p>
          </table:table-cell>
          <table:table-cell table:style-name="table3.A1" office:value-type="string">
            <text:p text:style-name="P1">CTRL + A</text:p>
          </table:table-cell>
        </table:table-row>
        <table:table-row>
          <table:table-cell table:style-name="table3.A1" office:value-type="string">
            <text:p text:style-name="P1">Check Syntax</text:p>
          </table:table-cell>
          <table:table-cell table:style-name="table3.A1" office:value-type="string">
            <text:p text:style-name="P1">CTRL + F7</text:p>
          </table:table-cell>
        </table:table-row>
        <table:table-row>
          <table:table-cell table:style-name="table3.A1" office:value-type="string">
            <text:p text:style-name="P1">Comment</text:p>
          </table:table-cell>
          <table:table-cell table:style-name="table3.A1" office:value-type="string">
            <text:p text:style-name="P1">CTRL + M</text:p>
          </table:table-cell>
        </table:table-row>
        <table:table-row>
          <table:table-cell table:style-name="table3.A1" office:value-type="string">
            <text:p text:style-name="P1">Uncomment</text:p>
          </table:table-cell>
          <table:table-cell table:style-name="table3.A1" office:value-type="string">
            <text:p text:style-name="P1">CTRL + SHIFT + M</text:p>
          </table:table-cell>
        </table:table-row>
        <table:table-row>
          <table:table-cell table:style-name="table3.A1" office:value-type="string">
            <text:p text:style-name="P1">Indent</text:p>
          </table:table-cell>
          <table:table-cell table:style-name="table3.A1" office:value-type="string">
            <text:p text:style-name="P1">TAB</text:p>
          </table:table-cell>
        </table:table-row>
        <table:table-row>
          <table:table-cell table:style-name="table3.A1" office:value-type="string">
            <text:p text:style-name="P1">Outdent</text:p>
          </table:table-cell>
          <table:table-cell table:style-name="table3.A1" office:value-type="string">
            <text:p text:style-name="P1">SHIFT + TAB</text:p>
          </table:table-cell>
        </table:table-row>
        <table:table-row>
          <table:table-cell table:style-name="table3.A1" office:value-type="string">
            <text:p text:style-name="P1">Toggle Bookmark</text:p>
          </table:table-cell>
          <table:table-cell table:style-name="table3.A1" office:value-type="string">
            <text:p text:style-name="P1">CTRL + B</text:p>
          </table:table-cell>
        </table:table-row>
        <table:table-row>
          <table:table-cell table:style-name="table3.A1" office:value-type="string">
            <text:p text:style-name="P1">Next Bookmark</text:p>
          </table:table-cell>
          <table:table-cell table:style-name="table3.A1" office:value-type="string">
            <text:p text:style-name="P1">CTRL + OemPeriod</text:p>
          </table:table-cell>
        </table:table-row>
        <table:table-row>
          <table:table-cell table:style-name="table3.A1" office:value-type="string">
            <text:p text:style-name="P1">Previous Bookmark</text:p>
          </table:table-cell>
          <table:table-cell table:style-name="table3.A1" office:value-type="string">
            <text:p text:style-name="P1">CTRL + OemComma</text:p>
          </table:table-cell>
        </table:table-row>
      </table:table>
      <text:p text:style-name="P2"/>
      <text:p text:style-name="P2">View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Solution Explorer</text:p>
          </table:table-cell>
          <table:table-cell table:style-name="table4.A1" office:value-type="string">
            <text:p text:style-name="P1">CTRL + ALT + L</text:p>
          </table:table-cell>
        </table:table-row>
        <table:table-row>
          <table:table-cell table:style-name="table4.A1" office:value-type="string">
            <text:p text:style-name="P1">Toolbox</text:p>
          </table:table-cell>
          <table:table-cell table:style-name="table4.A1" office:value-type="string">
            <text:p text:style-name="P1">CTRL + ALT +X</text:p>
          </table:table-cell>
        </table:table-row>
        <table:table-row>
          <table:table-cell table:style-name="table4.A1" office:value-type="string">
            <text:p text:style-name="P1">Properties</text:p>
          </table:table-cell>
          <table:table-cell table:style-name="table4.A1" office:value-type="string">
            <text:p text:style-name="P1">CTRL + ALT +P</text:p>
          </table:table-cell>
        </table:table-row>
        <table:table-row>
          <table:table-cell table:style-name="table4.A1" office:value-type="string">
            <text:p text:style-name="P1">Data</text:p>
          </table:table-cell>
          <table:table-cell table:style-name="table4.A1" office:value-type="string">
            <text:p text:style-name="P1">CTRL + ALT +D</text:p>
          </table:table-cell>
        </table:table-row>
        <table:table-row>
          <table:table-cell table:style-name="table4.A1" office:value-type="string">
            <text:p text:style-name="P1">Output</text:p>
          </table:table-cell>
          <table:table-cell table:style-name="table4.A1" office:value-type="string">
            <text:p text:style-name="P1">CTRL + ALT + U</text:p>
          </table:table-cell>
        </table:table-row>
        <table:table-row>
          <table:table-cell table:style-name="table4.A1" office:value-type="string">
            <text:p text:style-name="P1">Errors</text:p>
          </table:table-cell>
          <table:table-cell table:style-name="table4.A1" office:value-type="string">
            <text:p text:style-name="P1">CTRL + ALT + E</text:p>
          </table:table-cell>
        </table:table-row>
        <table:table-row>
          <table:table-cell table:style-name="table4.A1" office:value-type="string">
            <text:p text:style-name="P1">Tasks</text:p>
          </table:table-cell>
          <table:table-cell table:style-name="table4.A1" office:value-type="string">
            <text:p text:style-name="P1">CTRL + ALT + K</text:p>
          </table:table-cell>
        </table:table-row>
        <table:table-row>
          <table:table-cell table:style-name="table4.A1" office:value-type="string">
            <text:p text:style-name="P1">Next Window</text:p>
          </table:table-cell>
          <table:table-cell table:style-name="table4.A1" office:value-type="string">
            <text:p text:style-name="P1">CTRL + TAB</text:p>
          </table:table-cell>
        </table:table-row>
        <table:table-row>
          <table:table-cell table:style-name="table4.A1" office:value-type="string">
            <text:p text:style-name="P1">Previous Window</text:p>
          </table:table-cell>
          <table:table-cell table:style-name="table4.A1" office:value-type="string">
            <text:p text:style-name="P1">CTRL + SHIFT + TAB</text:p>
          </table:table-cell>
        </table:table-row>
        <table:table-row>
          <table:table-cell table:style-name="table4.A1" office:value-type="string">
            <text:p text:style-name="P1">Open Help</text:p>
          </table:table-cell>
          <table:table-cell table:style-name="table4.A1" office:value-type="string">
            <text:p text:style-name="P1">F1</text:p>
          </table:table-cell>
        </table:table-row>
      </table:table>
      <text:p text:style-name="P2"/>
      <text:p text:style-name="P2"/>
      <text:p text:style-name="P2"/>
      <text:p text:style-name="P2"/>
      <text:p text:style-name="P2"><text:soft-page-break/>Search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>Find</text:p>
          </table:table-cell>
          <table:table-cell table:style-name="table5.A1" office:value-type="string">
            <text:p text:style-name="P1">CTRL + F</text:p>
          </table:table-cell>
        </table:table-row>
        <table:table-row>
          <table:table-cell table:style-name="table5.A1" office:value-type="string">
            <text:p text:style-name="P1">Replace</text:p>
          </table:table-cell>
          <table:table-cell table:style-name="table5.A1" office:value-type="string">
            <text:p text:style-name="P1">CTRL + H</text:p>
          </table:table-cell>
        </table:table-row>
        <table:table-row>
          <table:table-cell table:style-name="table5.A1" office:value-type="string">
            <text:p text:style-name="P1">Incremental Search</text:p>
          </table:table-cell>
          <table:table-cell table:style-name="table5.A1" office:value-type="string">
            <text:p text:style-name="P1">CTRL + E</text:p>
          </table:table-cell>
        </table:table-row>
        <table:table-row>
          <table:table-cell table:style-name="table5.A1" office:value-type="string">
            <text:p text:style-name="P1">Reverse Incremental Search</text:p>
          </table:table-cell>
          <table:table-cell table:style-name="table5.A1" office:value-type="string">
            <text:p text:style-name="P1">CTRL + SHIFT + E</text:p>
          </table:table-cell>
        </table:table-row>
        <table:table-row>
          <table:table-cell table:style-name="table5.A1" office:value-type="string">
            <text:p text:style-name="P1">Go to Matching Brace</text:p>
          </table:table-cell>
          <table:table-cell table:style-name="table5.A1" office:value-type="string">
            <text:p text:style-name="P1">CTRL + M</text:p>
          </table:table-cell>
        </table:table-row>
        <table:table-row>
          <table:table-cell table:style-name="table5.A1" office:value-type="string">
            <text:p text:style-name="P1">Go to Location</text:p>
          </table:table-cell>
          <table:table-cell table:style-name="table5.A1" office:value-type="string">
            <text:p text:style-name="P1">CTRL + G</text:p>
          </table:table-cell>
        </table:table-row>
        <table:table-row>
          <table:table-cell table:style-name="table5.A1" office:value-type="string">
            <text:p text:style-name="P1">Go to Definition</text:p>
          </table:table-cell>
          <table:table-cell table:style-name="table5.A1" office:value-type="string">
            <text:p text:style-name="P1">CTRL + RETURN</text:p>
          </table:table-cell>
        </table:table-row>
      </table:table>
      <text:p text:style-name="P2"/>
      <text:p text:style-name="P2">Record and Run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">Record</text:p>
          </table:table-cell>
          <table:table-cell table:style-name="table6.A1" office:value-type="string">
            <text:p text:style-name="P1">F6</text:p>
          </table:table-cell>
        </table:table-row>
        <table:table-row>
          <table:table-cell table:style-name="table6.A1" office:value-type="string">
            <text:p text:style-name="P1">Run</text:p>
          </table:table-cell>
          <table:table-cell table:style-name="table6.A1" office:value-type="string">
            <text:p text:style-name="P1">F5</text:p>
          </table:table-cell>
        </table:table-row>
        <table:table-row>
          <table:table-cell table:style-name="table6.A1" office:value-type="string">
            <text:p text:style-name="P1">Run Now</text:p>
          </table:table-cell>
          <table:table-cell table:style-name="table6.A1" office:value-type="string">
            <text:p text:style-name="P1">SHIFT + F5</text:p>
          </table:table-cell>
        </table:table-row>
        <table:table-row>
          <table:table-cell table:style-name="table6.A1" office:value-type="string">
            <text:p text:style-name="P1">Stop (Run)</text:p>
          </table:table-cell>
          <table:table-cell table:style-name="table6.A1" office:value-type="string">
            <text:p text:style-name="P1">F4</text:p>
          </table:table-cell>
        </table:table-row>
        <table:table-row>
          <table:table-cell table:style-name="table6.A1" office:value-type="string">
            <text:p text:style-name="P1">Compile</text:p>
          </table:table-cell>
          <table:table-cell table:style-name="table6.A1" office:value-type="string">
            <text:p text:style-name="P1">F8</text:p>
          </table:table-cell>
        </table:table-row>
        <table:table-row>
          <table:table-cell table:style-name="table6.A1" office:value-type="string">
            <text:p text:style-name="P1">Recompile</text:p>
          </table:table-cell>
          <table:table-cell table:style-name="table6.A1" office:value-type="string">
            <text:p text:style-name="P1">ALT + F8</text:p>
          </table:table-cell>
        </table:table-row>
        <table:table-row>
          <table:table-cell table:style-name="table6.A1" office:value-type="string">
            <text:p text:style-name="P1">Stop Compilation</text:p>
          </table:table-cell>
          <table:table-cell table:style-name="table6.A1" office:value-type="string">
            <text:p text:style-name="P1">Pause</text:p>
          </table:table-cell>
        </table:table-row>
        <table:table-row>
          <table:table-cell table:style-name="table6.A1" office:value-type="string">
            <text:p text:style-name="P1">Insert/Remove Breakpoint</text:p>
          </table:table-cell>
          <table:table-cell table:style-name="table6.A1" office:value-type="string">
            <text:p text:style-name="P1">F9</text:p>
          </table:table-cell>
        </table:table-row>
        <table:table-row>
          <table:table-cell table:style-name="table6.A1" office:value-type="string">
            <text:p text:style-name="P1">Enable/Disable Breakpoint</text:p>
          </table:table-cell>
          <table:table-cell table:style-name="table6.A1" office:value-type="string">
            <text:p text:style-name="P1">CTRL + F9</text:p>
          </table:table-cell>
        </table:table-row>
        <table:table-row>
          <table:table-cell table:style-name="table6.A1" office:value-type="string">
            <text:p text:style-name="P1">Step Into</text:p>
          </table:table-cell>
          <table:table-cell table:style-name="table6.A1" office:value-type="string">
            <text:p text:style-name="P1">F11</text:p>
          </table:table-cell>
        </table:table-row>
        <table:table-row>
          <table:table-cell table:style-name="table6.A1" office:value-type="string">
            <text:p text:style-name="P1">Step Over</text:p>
          </table:table-cell>
          <table:table-cell table:style-name="table6.A1" office:value-type="string">
            <text:p text:style-name="P1">F10</text:p>
          </table:table-cell>
        </table:table-row>
        <table:table-row>
          <table:table-cell table:style-name="table6.A1" office:value-type="string">
            <text:p text:style-name="P1">Run to Step</text:p>
          </table:table-cell>
          <table:table-cell table:style-name="table6.A1" office:value-type="string">
            <text:p text:style-name="P1">CTRL + F10</text:p>
          </table:table-cell>
        </table:table-row>
        <table:table-row>
          <table:table-cell table:style-name="table6.A1" office:value-type="string">
            <text:p text:style-name="P1">Add to Watch</text:p>
          </table:table-cell>
          <table:table-cell table:style-name="table6.A1" office:value-type="string">
            <text:p text:style-name="P1">CTRL + TAB</text:p>
          </table:table-cell>
        </table:table-row>
        <table:table-row>
          <table:table-cell table:style-name="table6.A1" office:value-type="string">
            <text:p text:style-name="P1">Quick Watch</text:p>
          </table:table-cell>
          <table:table-cell table:style-name="table6.A1" office:value-type="string">
            <text:p text:style-name="P1">CTRL + Q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>Edit test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">Step Generator</text:p>
          </table:table-cell>
          <table:table-cell table:style-name="table7.A1" office:value-type="string">
            <text:p text:style-name="P1">F7</text:p>
          </table:table-cell>
        </table:table-row>
        <table:table-row>
          <table:table-cell table:style-name="table7.A1" office:value-type="string">
            <text:p text:style-name="P1">Insert Value in Data Sheet</text:p>
          </table:table-cell>
          <table:table-cell table:style-name="table7.A1" office:value-type="string">
            <text:p text:style-name="P1">CTRL + I</text:p>
          </table:table-cell>
        </table:table-row>
        <table:table-row>
          <table:table-cell table:style-name="table7.A1" office:value-type="string">
            <text:p text:style-name="P1">Delete Value from Data Sheet</text:p>
          </table:table-cell>
          <table:table-cell table:style-name="table7.A1" office:value-type="string">
            <text:p text:style-name="P1">CTRL + K</text:p>
          </table:table-cell>
        </table:table-row>
        <table:table-row>
          <table:table-cell table:style-name="table7.A1" office:value-type="string">
            <text:p text:style-name="P1">Fill Right in Data Table</text:p>
          </table:table-cell>
          <table:table-cell table:style-name="table7.A1" office:value-type="string">
            <text:p text:style-name="P1">CTRL + R</text:p>
          </table:table-cell>
        </table:table-row>
        <table:table-row>
          <table:table-cell table:style-name="table7.A1" office:value-type="string">
            <text:p text:style-name="P1">Fill Down in Data Table</text:p>
          </table:table-cell>
          <table:table-cell table:style-name="table7.A1" office:value-type="string">
            <text:p text:style-name="P1">CTRL + D</text:p>
          </table:table-cell>
        </table:table-row>
        <table:table-row>
          <table:table-cell table:style-name="table7.A1" office:value-type="string">
            <text:p text:style-name="P1">Recalc Cell in Data Table</text:p>
          </table:table-cell>
          <table:table-cell table:style-name="table7.A1" office:value-type="string">
            <text:p text:style-name="P1">F9</text:p>
          </table:table-cell>
        </table:table-row>
        <table:table-row>
          <table:table-cell table:style-name="table7.A1" office:value-type="string">
            <text:p text:style-name="P1">Rename GUI test action</text:p>
          </table:table-cell>
          <table:table-cell table:style-name="table7.A1" office:value-type="string">
            <text:p text:style-name="P1">F2</text:p>
          </table:table-cell>
        </table:table-row>
        <table:table-row>
          <table:table-cell table:style-name="table7.A1" office:value-type="string">
            <text:p text:style-name="P1">Insert Standard Checkpoints</text:p>
          </table:table-cell>
          <table:table-cell table:style-name="table7.A1" office:value-type="string">
            <text:p text:style-name="P1">F12</text:p>
          </table:table-cell>
        </table:table-row>
        <table:table-row>
          <table:table-cell table:style-name="table7.A1" office:value-type="string">
            <text:p text:style-name="P1">Insert Output Value</text:p>
          </table:table-cell>
          <table:table-cell table:style-name="table7.A1" office:value-type="string">
            <text:p text:style-name="P1">CTRL + F12</text:p>
          </table:table-cell>
        </table:table-row>
      </table:table>
      <text:p text:style-name="P2"/>
      <text:p text:style-name="P2">Object Repository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">Open Object Repository</text:p>
          </table:table-cell>
          <table:table-cell table:style-name="table8.A1" office:value-type="string">
            <text:p text:style-name="P1">CTRL + R</text:p>
          </table:table-cell>
        </table:table-row>
        <table:table-row>
          <table:table-cell table:style-name="table8.A1" office:value-type="string">
            <text:p text:style-name="P1">Navigate and Learn (Object Repository Manager)</text:p>
          </table:table-cell>
          <table:table-cell table:style-name="table8.A1" office:value-type="string">
            <text:p text:style-name="P1">F6</text:p>
          </table:table-cell>
        </table:table-row>
      </table:table>
      <text:p text:style-name="P2"/>
      <text:p text:style-name="P2">ALM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Open ALM Connection</text:p>
          </table:table-cell>
          <table:table-cell table:style-name="table9.A1" office:value-type="string">
            <text:p text:style-name="P1">CTRL + Q</text:p>
          </table:table-cell>
        </table:table-row>
      </table:table>
      <text:p text:style-name="P2"/>
      <text:p text:style-name="P2">Add-in tool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">Open .NET Windows Forms Spy</text:p>
          </table:table-cell>
          <table:table-cell table:style-name="table10.A1" office:value-type="string">
            <text:p text:style-name="P1">CTRL + SHIFT +P</text:p>
          </table:table-cell>
        </table:table-row>
        <table:table-row>
          <table:table-cell table:style-name="table10.A1" office:value-type="string">
            <text:p text:style-name="P1">Open Application on Mobile Device</text:p>
          </table:table-cell>
          <table:table-cell table:style-name="table10.A1" office:value-type="string">
            <text:p text:style-name="P1">CTRL + ALT +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 Narrow" svg:font-family="'Arial Narrow'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title>OpenOffice::OODoc Text Template</dc:title>
    <dc:subject>Template for the Perl Open Document Connector</dc:subject>
    <meta:creation-date>2024-04-10T18:07:06.59</meta:creation-date>
    <meta:editing-cycles>3</meta:editing-cycles>
    <meta:editing-duration>PT18M51S</meta:editing-duration>
    <dc:date>2024-04-10T18:41:41.34</dc:date>
    <meta:document-statistic meta:table-count="10" meta:image-count="0" meta:object-count="0" meta:page-count="2" meta:paragraph-count="166" meta:word-count="462" meta:character-count="2064"/>
  </office:meta>
</office:document-meta>
</file>